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small" style:family="text">
      <style:text-properties fo:font-size="10pt" style:font-size-asian="10pt" style:font-size-complex="10pt"/>
    </style:style>
    <style:style style:name="my-italic" style:family="text">
      <style:text-properties fo:font-style="italic" style:font-style-asian="italic" style:font-style-complex="italic"/>
    </style:style>
  </office:automatic-styles>
  <office:body>
    <office:text>
      <text:p>
     In this paragraph <text:span text:style-name="small">these words are small</text:span>
     and <text:span text:style-name="my-italic">these words are italic</text:span>.
   </text:p>
      <text:p>
     In this paragraph <text:span text:style-name="small">these words are small
     and <text:span text:style-name="my-italic">these words are small and italic</text:span></text:span>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